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" svg:font-family="Couri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5945in"/>
    </style:style>
    <style:style style:name="co5" style:family="table-column">
      <style:table-column-properties fo:break-before="auto" style:column-width="2.7102in"/>
    </style:style>
    <style:style style:name="co6" style:family="table-column">
      <style:table-column-properties fo:break-before="auto" style:column-width="1.878in"/>
    </style:style>
    <style:style style:name="co7" style:family="table-column">
      <style:table-column-properties fo:break-before="auto" style:column-width="1.648in"/>
    </style:style>
    <style:style style:name="ro1" style:family="table-row">
      <style:table-row-properties style:row-height="0.625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236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Source (short name)</text:p>
          </table:table-cell>
          <table:table-cell table:style-name="ce1" office:value-type="string" calcext:value-type="string">
            <text:p>Source (long name)</text:p>
          </table:table-cell>
          <table:table-cell table:style-name="ce1" office:value-type="string" calcext:value-type="string">
            <text:p>Valuation (Raw) - Lower Bound</text:p>
          </table:table-cell>
          <table:table-cell table:style-name="ce1" office:value-type="string" calcext:value-type="string">
            <text:p>Valuation (Raw) - Upper Bound</text:p>
          </table:table-cell>
          <table:table-cell table:style-name="ce1" office:value-type="string" calcext:value-type="string">
            <text:p>Valuation (Raw) - Currency</text:p>
          </table:table-cell>
          <table:table-cell table:style-name="ce1" office:value-type="string" calcext:value-type="string">
            <text:p>Exchange Rate (U.S. Dollars to One Foreign Currency)</text:p>
          </table:table-cell>
          <table:table-cell table:style-name="ce1" office:value-type="string" calcext:value-type="string">
            <text:p>Valuation ($US) - Lower Bound</text:p>
          </table:table-cell>
          <table:table-cell table:style-name="ce1" office:value-type="string" calcext:value-type="string">
            <text:p>Valuation ($US) - Upper Bound</text:p>
          </table:table-cell>
          <table:table-cell table:style-name="ce1" office:value-type="string" calcext:value-type="string">
            <text:p>Other Details1</text:p>
          </table:table-cell>
          <table:table-cell table:style-name="ce1" office:value-type="string" calcext:value-type="string">
            <text:p>Other Details2</text:p>
          </table:table-cell>
          <table:table-cell table:style-name="ce1" office:value-type="string" calcext:value-type="string">
            <text:p>Other Detials3</text:p>
          </table:table-cell>
          <table:table-cell table:style-name="ce1" office:value-type="string" calcext:value-type="string">
            <text:p>Other Detials4</text:p>
          </table:table-cell>
          <table:table-cell table:style-name="ce1" office:value-type="string" calcext:value-type="string">
            <text:p>Other Detials5</text:p>
          </table:table-cell>
          <table:table-cell table:style-name="ce1" office:value-type="string" calcext:value-type="string">
            <text:p>Other Details6</text:p>
          </table:table-cell>
          <table:table-cell table:style-name="ce1" office:value-type="string" calcext:value-type="string">
            <text:p>Source (URL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]*[.F2]" office:value-type="float" office:value="40" calcext:value-type="float">
            <text:p>40</text:p>
          </table:table-cell>
          <table:table-cell table:formula="of:=[.D2]*[.F2]" office:value-type="float" office:value="51" calcext:value-type="float">
            <text:p>51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Nunes (1999) - Protection of wilderness areas, Portugal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Dfl</text:p>
          </table:table-cell>
          <table:table-cell/>
          <table:table-cell table:formula="of:=[.C3]*[.F3]" office:value-type="float" office:value="0" calcext:value-type="float">
            <text:p>0</text:p>
          </table:table-cell>
          <table:table-cell table:formula="of:=[.D3]*[.F3]" office:value-type="float" office:value="0" calcext:value-type="float">
            <text:p>0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Wiestra (1996) - Protection of ecological agricultural fields, The Netherland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]*[.F4]" office:value-type="float" office:value="101" calcext:value-type="float">
            <text:p>101</text:p>
          </table:table-cell>
          <table:table-cell table:formula="of:=[.D4]*[.F4]" office:value-type="float" office:value="101" calcext:value-type="float">
            <text:p>101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Richer (1995) - Desert protection in California, U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fl</text:p>
          </table:table-cell>
          <table:table-cell/>
          <table:table-cell table:formula="of:=[.C5]*[.F5]" office:value-type="float" office:value="0" calcext:value-type="float">
            <text:p>0</text:p>
          </table:table-cell>
          <table:table-cell table:formula="of:=[.D5]*[.F5]" office:value-type="float" office:value="0" calcext:value-type="float">
            <text:p>0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Brouwer (1995) - Protection of Peat Meadow Land, The Netherland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]*[.F6]" office:value-type="float" office:value="52" calcext:value-type="float">
            <text:p>52</text:p>
          </table:table-cell>
          <table:table-cell table:formula="of:=[.D6]*[.F6]" office:value-type="float" office:value="80" calcext:value-type="float">
            <text:p>80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Carson et al. (1994) - Protection of the Kakadu Conservation Zone and National Park, Australia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LG</text:p>
          </table:table-cell>
          <table:table-cell/>
          <table:table-cell table:formula="of:=[.C7]*[.F7]" office:value-type="float" office:value="0" calcext:value-type="float">
            <text:p>0</text:p>
          </table:table-cell>
          <table:table-cell table:formula="of:=[.D7]*[.F7]" office:value-type="float" office:value="0" calcext:value-type="float">
            <text:p>0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Hoevenagel (1994) - Enhancing wildlife habitat in the Dutch Peat Meadow region, the Netherland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]*[.F8]" office:value-type="float" office:value="12" calcext:value-type="float">
            <text:p>12</text:p>
          </table:table-cell>
          <table:table-cell table:formula="of:=[.D8]*[.F8]" office:value-type="float" office:value="18" calcext:value-type="float">
            <text:p>18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Kealy and Turner (1993) - Preservation of the aquatic system in the Adirondack Region, U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96" calcext:value-type="float">
            <text:p>9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]*[.F9]" office:value-type="float" office:value="96" calcext:value-type="float">
            <text:p>96</text:p>
          </table:table-cell>
          <table:table-cell table:formula="of:=[.D9]*[.F9]" office:value-type="float" office:value="184" calcext:value-type="float">
            <text:p>184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Hoehn and Loomis (1993) - Enhancing wetlands and habitat in San Joaquin valley in California, U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]*[.F10]" office:value-type="float" office:value="29" calcext:value-type="float">
            <text:p>29</text:p>
          </table:table-cell>
          <table:table-cell table:formula="of:=[.D10]*[.F10]" office:value-type="float" office:value="66" calcext:value-type="float">
            <text:p>66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Diamond et al. (1993) - Protection of wildnerness areas in Colorado, Idaho, Montana, and Wyoming, U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9.26" calcext:value-type="float">
            <text:p>9.26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]*[.F11]" office:value-type="float" office:value="9.26" calcext:value-type="float">
            <text:p>9.26</text:p>
          </table:table-cell>
          <table:table-cell table:formula="of:=[.D11]*[.F11]" office:value-type="float" office:value="15.1" calcext:value-type="float">
            <text:p>15.1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Silberman et al. (1992) - Protection of beach ecosystems, New Jersey, U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K Pounds</text:p>
          </table:table-cell>
          <table:table-cell table:style-name="ce5" office:value-type="float" office:value="1.4923" calcext:value-type="float">
            <text:p>1.4923</text:p>
          </table:table-cell>
          <table:table-cell table:formula="of:=[.C12]*[.F12]" office:value-type="float" office:value="5.9692" calcext:value-type="float">
            <text:p>5.9692</text:p>
          </table:table-cell>
          <table:table-cell table:formula="of:=[.D12]*[.F12]" office:value-type="float" office:value="17.9076" calcext:value-type="float">
            <text:p>17.9076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Bateman et al. (1992) - Protection of the Norfolk Broads, a wetland site, UK</text:p>
          </table:table-cell>
          <table:table-cell office:value-type="string" calcext:value-type="string">
            <text:p>Exchange Rate: 1-1-1994; https://research.stlouisfed.org/fred2/data/EXUSUK.txt</text:p>
          </table:table-cell>
          <table:table-cell table:number-columns-repeated="3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]*[.F13]" office:value-type="float" office:value="37" calcext:value-type="float">
            <text:p>37</text:p>
          </table:table-cell>
          <table:table-cell table:formula="of:=[.D13]*[.F13]" office:value-type="float" office:value="41" calcext:value-type="float">
            <text:p>41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Boyle (1990) - Preservation of the Illinois Beach state Nature Reserve, U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]*[.F14]" office:value-type="float" office:value="4" calcext:value-type="float">
            <text:p>4</text:p>
          </table:table-cell>
          <table:table-cell table:formula="of:=[.D14]*[.F14]" office:value-type="float" office:value="11" calcext:value-type="float">
            <text:p>11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Loomis (1989) - Preservation of the Mono Lake, California, U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5]*[.F15]" office:value-type="float" office:value="21" calcext:value-type="float">
            <text:p>21</text:p>
          </table:table-cell>
          <table:table-cell table:formula="of:=[.D15]*[.F15]" office:value-type="float" office:value="58" calcext:value-type="float">
            <text:p>58</text:p>
          </table:table-cell>
          <table:table-cell office:value-type="string" calcext:value-type="string">
            <text:p>Units: Mean WTP estimates (per household) </text:p>
          </table:table-cell>
          <table:table-cell office:value-type="string" calcext:value-type="string">
            <text:p>Citing Smith and Desbousges (1986) - Preservation of water quality in the Monongahela River Basin, US - values for user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6]*[.F16]" office:value-type="float" office:value="14" calcext:value-type="float">
            <text:p>14</text:p>
          </table:table-cell>
          <table:table-cell table:formula="of:=[.D16]*[.F16]" office:value-type="float" office:value="53" calcext:value-type="float">
            <text:p>53</text:p>
          </table:table-cell>
          <table:table-cell office:value-type="string" calcext:value-type="string">
            <text:p>Units: Mean WTP estimates (per household) </text:p>
          </table:table-cell>
          <table:table-cell office:value-type="string" calcext:value-type="string">
            <text:p>Citing Smith and Desbousges (1986) - Preservation of water quality in the Monongahela River Basin, US - values for nonuser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7]*[.F17]" office:value-type="float" office:value="27" calcext:value-type="float">
            <text:p>27</text:p>
          </table:table-cell>
          <table:table-cell table:formula="of:=[.D17]*[.F17]" office:value-type="float" office:value="27" calcext:value-type="float">
            <text:p>27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Bennett (1984) - Protection of the Nadgee Nature Reserve, Australia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8]*[.F18]" office:value-type="float" office:value="242" calcext:value-type="float">
            <text:p>242</text:p>
          </table:table-cell>
          <table:table-cell table:formula="of:=[.D18]*[.F18]" office:value-type="float" office:value="242" calcext:value-type="float">
            <text:p>242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Mitchell and Carson (1984) - Preservation of water quality for all rivers and lakes, U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s et al 2001</text:p>
          </table:table-cell>
          <table:table-cell office:value-type="string" calcext:value-type="string">
            <text:p>Nunes et al 2001; Economic valuation of biodiversity: sense or nonsens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9]*[.F19]" office:value-type="float" office:value="32" calcext:value-type="float">
            <text:p>32</text:p>
          </table:table-cell>
          <table:table-cell table:formula="of:=[.D19]*[.F19]" office:value-type="float" office:value="32" calcext:value-type="float">
            <text:p>32</text:p>
          </table:table-cell>
          <table:table-cell office:value-type="string" calcext:value-type="string">
            <text:p>Units: Mean WTP estimates (per household)</text:p>
          </table:table-cell>
          <table:table-cell office:value-type="string" calcext:value-type="string">
            <text:p>Citing Walsh et al. (1984) - Protection of wildnerness areas in Colorado, US</text:p>
          </table:table-cell>
          <table:table-cell table:number-columns-repeated="4"/>
          <table:table-cell office:value-type="string" calcext:value-type="string">
            <text:p>http://www.sciencedirect.com/science/article/pii/S09218009010023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7.56" calcext:value-type="float">
            <text:p>17.5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0]*[.F20]" office:value-type="float" office:value="17.56" calcext:value-type="float">
            <text:p>17.56</text:p>
          </table:table-cell>
          <table:table-cell table:formula="of:=[.D20]*[.F20]" office:value-type="float" office:value="17.56" calcext:value-type="float">
            <text:p>17.5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Van Beukering et al. 2003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197" calcext:value-type="float">
            <text:p>119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1]*[.F21]" office:value-type="float" office:value="1197" calcext:value-type="float">
            <text:p>1197</text:p>
          </table:table-cell>
          <table:table-cell table:formula="of:=[.D21]*[.F21]" office:value-type="float" office:value="1197" calcext:value-type="float">
            <text:p>119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Van Beukering et al. 2003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1.39" calcext:value-type="float">
            <text:p>31.3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2]*[.F22]" office:value-type="float" office:value="31.39" calcext:value-type="float">
            <text:p>31.39</text:p>
          </table:table-cell>
          <table:table-cell table:formula="of:=[.D22]*[.F22]" office:value-type="float" office:value="31.39" calcext:value-type="float">
            <text:p>31.3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Van Beukering et al. 2003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5.51" calcext:value-type="float">
            <text:p>55.5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3]*[.F23]" office:value-type="float" office:value="55.51" calcext:value-type="float">
            <text:p>55.51</text:p>
          </table:table-cell>
          <table:table-cell table:formula="of:=[.D23]*[.F23]" office:value-type="float" office:value="55.51" calcext:value-type="float">
            <text:p>55.5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Verma 2000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In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2.14" calcext:value-type="float">
            <text:p>12.1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4]*[.F24]" office:value-type="float" office:value="12.14" calcext:value-type="float">
            <text:p>12.14</text:p>
          </table:table-cell>
          <table:table-cell table:formula="of:=[.D24]*[.F24]" office:value-type="float" office:value="12.14" calcext:value-type="float">
            <text:p>12.1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Verma 2000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In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3.77" calcext:value-type="float">
            <text:p>53.7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5]*[.F25]" office:value-type="float" office:value="53.77" calcext:value-type="float">
            <text:p>53.77</text:p>
          </table:table-cell>
          <table:table-cell table:formula="of:=[.D25]*[.F25]" office:value-type="float" office:value="53.77" calcext:value-type="float">
            <text:p>53.7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Verma 2000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In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.92" calcext:value-type="float">
            <text:p>4.9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6]*[.F26]" office:value-type="float" office:value="4.92" calcext:value-type="float">
            <text:p>4.92</text:p>
          </table:table-cell>
          <table:table-cell table:formula="of:=[.D26]*[.F26]" office:value-type="float" office:value="4.92" calcext:value-type="float">
            <text:p>4.9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Verma 2000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In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1.63" calcext:value-type="float">
            <text:p>11.6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7]*[.F27]" office:value-type="float" office:value="11.63" calcext:value-type="float">
            <text:p>11.63</text:p>
          </table:table-cell>
          <table:table-cell table:formula="of:=[.D27]*[.F27]" office:value-type="float" office:value="11.63" calcext:value-type="float">
            <text:p>11.6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Rosales et al. 2005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Lao Peoples Democratic Republic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3.13" calcext:value-type="float">
            <text:p>13.1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8]*[.F28]" office:value-type="float" office:value="13.13" calcext:value-type="float">
            <text:p>13.13</text:p>
          </table:table-cell>
          <table:table-cell table:formula="of:=[.D28]*[.F28]" office:value-type="float" office:value="13.13" calcext:value-type="float">
            <text:p>13.1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Rosales et al. 2005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Lao Peoples Democratic Republic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15.38" calcext:value-type="float">
            <text:p>115.3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29]*[.F29]" office:value-type="float" office:value="115.38" calcext:value-type="float">
            <text:p>115.38</text:p>
          </table:table-cell>
          <table:table-cell table:formula="of:=[.D29]*[.F29]" office:value-type="float" office:value="115.38" calcext:value-type="float">
            <text:p>115.38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Rosales et al. 2005)</text:p>
          </table:table-cell>
          <table:table-cell office:value-type="string" calcext:value-type="string">
            <text:p>service: disturbance regulation</text:p>
          </table:table-cell>
          <table:table-cell office:value-type="string" calcext:value-type="string">
            <text:p>country: Lao Peoples Democratic Republic</text:p>
          </table:table-cell>
          <table:table-cell office:value-type="string" calcext:value-type="string">
            <text:p>method: Avoided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.71" calcext:value-type="float">
            <text:p>3.7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0]*[.F30]" office:value-type="float" office:value="3.71" calcext:value-type="float">
            <text:p>3.71</text:p>
          </table:table-cell>
          <table:table-cell table:formula="of:=[.D30]*[.F30]" office:value-type="float" office:value="3.71" calcext:value-type="float">
            <text:p>3.7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Rosales et al. 2005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Lao Peoples Democratic Republic</text:p>
          </table:table-cell>
          <table:table-cell office:value-type="string" calcext:value-type="string">
            <text:p>method: Avoided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1]*[.F31]" office:value-type="float" office:value="16" calcext:value-type="float">
            <text:p>16</text:p>
          </table:table-cell>
          <table:table-cell table:formula="of:=[.D31]*[.F31]" office:value-type="float" office:value="16" calcext:value-type="float">
            <text:p>1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Rosales et al. 2005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Lao Peoples Democratic Republic</text:p>
          </table:table-cell>
          <table:table-cell office:value-type="string" calcext:value-type="string">
            <text:p>method: Group Valua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1.99" calcext:value-type="float">
            <text:p>31.9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2]*[.F32]" office:value-type="float" office:value="31.99" calcext:value-type="float">
            <text:p>31.99</text:p>
          </table:table-cell>
          <table:table-cell table:formula="of:=[.D32]*[.F32]" office:value-type="float" office:value="31.99" calcext:value-type="float">
            <text:p>31.9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Van Beukering et al. 2003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3]*[.F33]" office:value-type="float" office:value="9.8" calcext:value-type="float">
            <text:p>9.8</text:p>
          </table:table-cell>
          <table:table-cell table:formula="of:=[.D33]*[.F33]" office:value-type="float" office:value="9.8" calcext:value-type="float">
            <text:p>9.8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odoy et al. 2002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Boliv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0.76" calcext:value-type="float">
            <text:p>10.7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4]*[.F34]" office:value-type="float" office:value="10.76" calcext:value-type="float">
            <text:p>10.76</text:p>
          </table:table-cell>
          <table:table-cell table:formula="of:=[.D34]*[.F34]" office:value-type="float" office:value="10.76" calcext:value-type="float">
            <text:p>10.7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odoy et al. 2002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Honduras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5]*[.F35]" office:value-type="float" office:value="0.1" calcext:value-type="float">
            <text:p>0.1</text:p>
          </table:table-cell>
          <table:table-cell table:formula="of:=[.D35]*[.F35]" office:value-type="float" office:value="0.1" calcext:value-type="float">
            <text:p>0.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Regmi 2003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Nepal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9.21" calcext:value-type="float">
            <text:p>29.2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6]*[.F36]" office:value-type="float" office:value="29.21" calcext:value-type="float">
            <text:p>29.21</text:p>
          </table:table-cell>
          <table:table-cell table:formula="of:=[.D36]*[.F36]" office:value-type="float" office:value="29.21" calcext:value-type="float">
            <text:p>29.2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Perrot-Maitre and Davis 2001)</text:p>
          </table:table-cell>
          <table:table-cell office:value-type="string" calcext:value-type="string">
            <text:p>service: water supply</text:p>
          </table:table-cell>
          <table:table-cell office:value-type="string" calcext:value-type="string">
            <text:p>country: Mexico</text:p>
          </table:table-cell>
          <table:table-cell office:value-type="string" calcext:value-type="string">
            <text:p>method: PES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9.9" calcext:value-type="float">
            <text:p>39.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7]*[.F37]" office:value-type="float" office:value="39.9" calcext:value-type="float">
            <text:p>39.9</text:p>
          </table:table-cell>
          <table:table-cell table:formula="of:=[.D37]*[.F37]" office:value-type="float" office:value="39.9" calcext:value-type="float">
            <text:p>39.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Ammour et al. 2000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Guatemala</text:p>
          </table:table-cell>
          <table:table-cell office:value-type="string" calcext:value-type="string">
            <text:p>method: Total Economic Value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79.59" calcext:value-type="float">
            <text:p>279.5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8]*[.F38]" office:value-type="float" office:value="279.59" calcext:value-type="float">
            <text:p>279.59</text:p>
          </table:table-cell>
          <table:table-cell table:formula="of:=[.D38]*[.F38]" office:value-type="float" office:value="279.59" calcext:value-type="float">
            <text:p>279.5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Bann 1997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Cambo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5.04" calcext:value-type="float">
            <text:p>35.0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39]*[.F39]" office:value-type="float" office:value="35.04" calcext:value-type="float">
            <text:p>35.04</text:p>
          </table:table-cell>
          <table:table-cell table:formula="of:=[.D39]*[.F39]" office:value-type="float" office:value="35.04" calcext:value-type="float">
            <text:p>35.0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Bann 1997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Cambo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78.12" calcext:value-type="float">
            <text:p>178.1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0]*[.F40]" office:value-type="float" office:value="178.12" calcext:value-type="float">
            <text:p>178.12</text:p>
          </table:table-cell>
          <table:table-cell table:formula="of:=[.D40]*[.F40]" office:value-type="float" office:value="178.12" calcext:value-type="float">
            <text:p>178.1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Bann 1997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Cambo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.08" calcext:value-type="float">
            <text:p>5.0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1]*[.F41]" office:value-type="float" office:value="5.08" calcext:value-type="float">
            <text:p>5.08</text:p>
          </table:table-cell>
          <table:table-cell table:formula="of:=[.D41]*[.F41]" office:value-type="float" office:value="5.08" calcext:value-type="float">
            <text:p>5.08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5.44" calcext:value-type="float">
            <text:p>15.4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2]*[.F42]" office:value-type="float" office:value="15.44" calcext:value-type="float">
            <text:p>15.44</text:p>
          </table:table-cell>
          <table:table-cell table:formula="of:=[.D42]*[.F42]" office:value-type="float" office:value="15.44" calcext:value-type="float">
            <text:p>15.4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genetic resources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9.15" calcext:value-type="float">
            <text:p>9.1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3]*[.F43]" office:value-type="float" office:value="9.15" calcext:value-type="float">
            <text:p>9.15</text:p>
          </table:table-cell>
          <table:table-cell table:formula="of:=[.D43]*[.F43]" office:value-type="float" office:value="9.15" calcext:value-type="float">
            <text:p>9.1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water supply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4.6" calcext:value-type="float">
            <text:p>14.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4]*[.F44]" office:value-type="float" office:value="14.6" calcext:value-type="float">
            <text:p>14.6</text:p>
          </table:table-cell>
          <table:table-cell table:formula="of:=[.D44]*[.F44]" office:value-type="float" office:value="14.6" calcext:value-type="float">
            <text:p>14.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climate regulation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4.38" calcext:value-type="float">
            <text:p>14.3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5]*[.F45]" office:value-type="float" office:value="14.38" calcext:value-type="float">
            <text:p>14.38</text:p>
          </table:table-cell>
          <table:table-cell table:formula="of:=[.D45]*[.F45]" office:value-type="float" office:value="14.38" calcext:value-type="float">
            <text:p>14.38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climate regulation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.33" calcext:value-type="float">
            <text:p>2.3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6]*[.F46]" office:value-type="float" office:value="2.33" calcext:value-type="float">
            <text:p>2.33</text:p>
          </table:table-cell>
          <table:table-cell table:formula="of:=[.D46]*[.F46]" office:value-type="float" office:value="2.33" calcext:value-type="float">
            <text:p>2.3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water supply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5.44" calcext:value-type="float">
            <text:p>15.4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7]*[.F47]" office:value-type="float" office:value="15.44" calcext:value-type="float">
            <text:p>15.44</text:p>
          </table:table-cell>
          <table:table-cell table:formula="of:=[.D47]*[.F47]" office:value-type="float" office:value="15.44" calcext:value-type="float">
            <text:p>15.4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3.37" calcext:value-type="float">
            <text:p>13.3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8]*[.F48]" office:value-type="float" office:value="13.37" calcext:value-type="float">
            <text:p>13.37</text:p>
          </table:table-cell>
          <table:table-cell table:formula="of:=[.D48]*[.F48]" office:value-type="float" office:value="13.37" calcext:value-type="float">
            <text:p>13.3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biocontrol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1.64" calcext:value-type="float">
            <text:p>11.6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49]*[.F49]" office:value-type="float" office:value="11.64" calcext:value-type="float">
            <text:p>11.64</text:p>
          </table:table-cell>
          <table:table-cell table:formula="of:=[.D49]*[.F49]" office:value-type="float" office:value="11.64" calcext:value-type="float">
            <text:p>11.6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disturbance regulation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.32" calcext:value-type="float">
            <text:p>5.3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0]*[.F50]" office:value-type="float" office:value="5.32" calcext:value-type="float">
            <text:p>5.32</text:p>
          </table:table-cell>
          <table:table-cell table:formula="of:=[.D50]*[.F50]" office:value-type="float" office:value="5.32" calcext:value-type="float">
            <text:p>5.3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.14" calcext:value-type="float">
            <text:p>6.1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1]*[.F51]" office:value-type="float" office:value="6.14" calcext:value-type="float">
            <text:p>6.14</text:p>
          </table:table-cell>
          <table:table-cell table:formula="of:=[.D51]*[.F51]" office:value-type="float" office:value="6.14" calcext:value-type="float">
            <text:p>6.1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0.94" calcext:value-type="float">
            <text:p>20.9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2]*[.F52]" office:value-type="float" office:value="20.94" calcext:value-type="float">
            <text:p>20.94</text:p>
          </table:table-cell>
          <table:table-cell table:formula="of:=[.D52]*[.F52]" office:value-type="float" office:value="20.94" calcext:value-type="float">
            <text:p>20.9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genetic resources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.98" calcext:value-type="float">
            <text:p>6.9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3]*[.F53]" office:value-type="float" office:value="6.98" calcext:value-type="float">
            <text:p>6.98</text:p>
          </table:table-cell>
          <table:table-cell table:formula="of:=[.D53]*[.F53]" office:value-type="float" office:value="6.98" calcext:value-type="float">
            <text:p>6.98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urtis 2004)</text:p>
          </table:table-cell>
          <table:table-cell office:value-type="string" calcext:value-type="string">
            <text:p>service: genetic resources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9.14" calcext:value-type="float">
            <text:p>59.1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4]*[.F54]" office:value-type="float" office:value="59.14" calcext:value-type="float">
            <text:p>59.14</text:p>
          </table:table-cell>
          <table:table-cell table:formula="of:=[.D54]*[.F54]" office:value-type="float" office:value="59.14" calcext:value-type="float">
            <text:p>59.1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Emerton 1999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Ugand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8.44" calcext:value-type="float">
            <text:p>28.4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5]*[.F55]" office:value-type="float" office:value="28.44" calcext:value-type="float">
            <text:p>28.44</text:p>
          </table:table-cell>
          <table:table-cell table:formula="of:=[.D55]*[.F55]" office:value-type="float" office:value="28.44" calcext:value-type="float">
            <text:p>28.4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Emerton 1999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Ugand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3.06" calcext:value-type="float">
            <text:p>13.0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6]*[.F56]" office:value-type="float" office:value="13.06" calcext:value-type="float">
            <text:p>13.06</text:p>
          </table:table-cell>
          <table:table-cell table:formula="of:=[.D56]*[.F56]" office:value-type="float" office:value="13.06" calcext:value-type="float">
            <text:p>13.0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Emerton 1999)</text:p>
          </table:table-cell>
          <table:table-cell office:value-type="string" calcext:value-type="string">
            <text:p>service: climate regulation</text:p>
          </table:table-cell>
          <table:table-cell office:value-type="string" calcext:value-type="string">
            <text:p>country: Ugand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49.1" calcext:value-type="float">
            <text:p>249.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7]*[.F57]" office:value-type="float" office:value="249.1" calcext:value-type="float">
            <text:p>249.1</text:p>
          </table:table-cell>
          <table:table-cell table:formula="of:=[.D57]*[.F57]" office:value-type="float" office:value="249.1" calcext:value-type="float">
            <text:p>249.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Emerton 1999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Ugand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552.96" calcext:value-type="float">
            <text:p>6552.9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8]*[.F58]" office:value-type="float" office:value="6552.96" calcext:value-type="float">
            <text:p>6552.96</text:p>
          </table:table-cell>
          <table:table-cell table:formula="of:=[.D58]*[.F58]" office:value-type="float" office:value="6552.96" calcext:value-type="float">
            <text:p>6552.9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undimeda 2006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India</text:p>
          </table:table-cell>
          <table:table-cell office:value-type="string" calcext:value-type="string">
            <text:p>method: Contingent Valua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19.9" calcext:value-type="float">
            <text:p>119.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59]*[.F59]" office:value-type="float" office:value="119.9" calcext:value-type="float">
            <text:p>119.9</text:p>
          </table:table-cell>
          <table:table-cell table:formula="of:=[.D59]*[.F59]" office:value-type="float" office:value="119.9" calcext:value-type="float">
            <text:p>119.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undimeda 2006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In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19.92" calcext:value-type="float">
            <text:p>519.9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0]*[.F60]" office:value-type="float" office:value="519.92" calcext:value-type="float">
            <text:p>519.92</text:p>
          </table:table-cell>
          <table:table-cell table:formula="of:=[.D60]*[.F60]" office:value-type="float" office:value="519.92" calcext:value-type="float">
            <text:p>519.9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Hodgson and Dixon 1988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Philippines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8.39" calcext:value-type="float">
            <text:p>18.3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1]*[.F61]" office:value-type="float" office:value="18.39" calcext:value-type="float">
            <text:p>18.39</text:p>
          </table:table-cell>
          <table:table-cell table:formula="of:=[.D61]*[.F61]" office:value-type="float" office:value="18.39" calcext:value-type="float">
            <text:p>18.3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Mallawaarachchi et al. 2001)</text:p>
          </table:table-cell>
          <table:table-cell office:value-type="string" calcext:value-type="string">
            <text:p>service: genetic resources</text:p>
          </table:table-cell>
          <table:table-cell office:value-type="string" calcext:value-type="string">
            <text:p>country: Australia</text:p>
          </table:table-cell>
          <table:table-cell office:value-type="string" calcext:value-type="string">
            <text:p>method: Contingent Valua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.27" calcext:value-type="float">
            <text:p>1.2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2]*[.F62]" office:value-type="float" office:value="1.27" calcext:value-type="float">
            <text:p>1.27</text:p>
          </table:table-cell>
          <table:table-cell table:formula="of:=[.D62]*[.F62]" office:value-type="float" office:value="1.27" calcext:value-type="float">
            <text:p>1.2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Naidoo and Ricketts 2006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Uganda</text:p>
          </table:table-cell>
          <table:table-cell office:value-type="string" calcext:value-type="string">
            <text:p>method: Contingent Valua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90.36" calcext:value-type="float">
            <text:p>390.3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3]*[.F63]" office:value-type="float" office:value="390.36" calcext:value-type="float">
            <text:p>390.36</text:p>
          </table:table-cell>
          <table:table-cell table:formula="of:=[.D63]*[.F63]" office:value-type="float" office:value="390.36" calcext:value-type="float">
            <text:p>390.3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Echeverría et al. 1995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CostaRica</text:p>
          </table:table-cell>
          <table:table-cell office:value-type="string" calcext:value-type="string">
            <text:p>method: Contingent Valua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025.51" calcext:value-type="float">
            <text:p>1025.5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4]*[.F64]" office:value-type="float" office:value="1025.51" calcext:value-type="float">
            <text:p>1025.51</text:p>
          </table:table-cell>
          <table:table-cell table:formula="of:=[.D64]*[.F64]" office:value-type="float" office:value="1025.51" calcext:value-type="float">
            <text:p>1025.5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Edwards 1991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Ecuador</text:p>
          </table:table-cell>
          <table:table-cell office:value-type="string" calcext:value-type="string">
            <text:p>method: Hedonic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2.56" calcext:value-type="float">
            <text:p>52.5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5]*[.F65]" office:value-type="float" office:value="52.56" calcext:value-type="float">
            <text:p>52.56</text:p>
          </table:table-cell>
          <table:table-cell table:formula="of:=[.D65]*[.F65]" office:value-type="float" office:value="52.56" calcext:value-type="float">
            <text:p>52.5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odoy et al. 1993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Peru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31.93" calcext:value-type="float">
            <text:p>331.9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6]*[.F66]" office:value-type="float" office:value="331.93" calcext:value-type="float">
            <text:p>331.93</text:p>
          </table:table-cell>
          <table:table-cell table:formula="of:=[.D66]*[.F66]" office:value-type="float" office:value="331.93" calcext:value-type="float">
            <text:p>331.9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odoy et al. 1993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Brazil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565.61" calcext:value-type="float">
            <text:p>1565.6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7]*[.F67]" office:value-type="float" office:value="1565.61" calcext:value-type="float">
            <text:p>1565.61</text:p>
          </table:table-cell>
          <table:table-cell table:formula="of:=[.D67]*[.F67]" office:value-type="float" office:value="1565.61" calcext:value-type="float">
            <text:p>1565.6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odoy et al. 1993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In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79.53" calcext:value-type="float">
            <text:p>179.5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8]*[.F68]" office:value-type="float" office:value="179.53" calcext:value-type="float">
            <text:p>179.53</text:p>
          </table:table-cell>
          <table:table-cell table:formula="of:=[.D68]*[.F68]" office:value-type="float" office:value="179.53" calcext:value-type="float">
            <text:p>179.5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odoy et al. 1993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49.61" calcext:value-type="float">
            <text:p>149.6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69]*[.F69]" office:value-type="float" office:value="149.61" calcext:value-type="float">
            <text:p>149.61</text:p>
          </table:table-cell>
          <table:table-cell table:formula="of:=[.D69]*[.F69]" office:value-type="float" office:value="149.61" calcext:value-type="float">
            <text:p>149.6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odoy et al. 1993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Mexico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54.21" calcext:value-type="float">
            <text:p>154.2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0]*[.F70]" office:value-type="float" office:value="154.21" calcext:value-type="float">
            <text:p>154.21</text:p>
          </table:table-cell>
          <table:table-cell table:formula="of:=[.D70]*[.F70]" office:value-type="float" office:value="154.21" calcext:value-type="float">
            <text:p>154.2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odoy et al. 1993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SriLanka</text:p>
          </table:table-cell>
          <table:table-cell office:value-type="string" calcext:value-type="string">
            <text:p>method: Contingent Valua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73.76" calcext:value-type="float">
            <text:p>173.7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1]*[.F71]" office:value-type="float" office:value="173.76" calcext:value-type="float">
            <text:p>173.76</text:p>
          </table:table-cell>
          <table:table-cell table:formula="of:=[.D71]*[.F71]" office:value-type="float" office:value="173.76" calcext:value-type="float">
            <text:p>173.7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odoy et al. 1993)</text:p>
          </table:table-cell>
          <table:table-cell office:value-type="string" calcext:value-type="string">
            <text:p>service: genetic resources</text:p>
          </table:table-cell>
          <table:table-cell office:value-type="string" calcext:value-type="string">
            <text:p>country: Belize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03.44" calcext:value-type="float">
            <text:p>403.4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2]*[.F72]" office:value-type="float" office:value="403.44" calcext:value-type="float">
            <text:p>403.44</text:p>
          </table:table-cell>
          <table:table-cell table:formula="of:=[.D72]*[.F72]" office:value-type="float" office:value="403.44" calcext:value-type="float">
            <text:p>403.4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umari 1996)</text:p>
          </table:table-cell>
          <table:table-cell office:value-type="string" calcext:value-type="string">
            <text:p>service: climate regulation</text:p>
          </table:table-cell>
          <table:table-cell office:value-type="string" calcext:value-type="string">
            <text:p>country: Malaysia</text:p>
          </table:table-cell>
          <table:table-cell office:value-type="string" calcext:value-type="string">
            <text:p>method: Avoided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6.21" calcext:value-type="float">
            <text:p>26.2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3]*[.F73]" office:value-type="float" office:value="26.21" calcext:value-type="float">
            <text:p>26.21</text:p>
          </table:table-cell>
          <table:table-cell table:formula="of:=[.D73]*[.F73]" office:value-type="float" office:value="26.21" calcext:value-type="float">
            <text:p>26.2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umari 1996)</text:p>
          </table:table-cell>
          <table:table-cell office:value-type="string" calcext:value-type="string">
            <text:p>service: water supply</text:p>
          </table:table-cell>
          <table:table-cell office:value-type="string" calcext:value-type="string">
            <text:p>country: Malaysia</text:p>
          </table:table-cell>
          <table:table-cell office:value-type="string" calcext:value-type="string">
            <text:p>method: Factor Income Production Func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1.83" calcext:value-type="float">
            <text:p>11.8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4]*[.F74]" office:value-type="float" office:value="11.83" calcext:value-type="float">
            <text:p>11.83</text:p>
          </table:table-cell>
          <table:table-cell table:formula="of:=[.D74]*[.F74]" office:value-type="float" office:value="11.83" calcext:value-type="float">
            <text:p>11.8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umari 1996)</text:p>
          </table:table-cell>
          <table:table-cell office:value-type="string" calcext:value-type="string">
            <text:p>service: water supply</text:p>
          </table:table-cell>
          <table:table-cell office:value-type="string" calcext:value-type="string">
            <text:p>country: Malays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1.43" calcext:value-type="float">
            <text:p>11.4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5]*[.F75]" office:value-type="float" office:value="11.43" calcext:value-type="float">
            <text:p>11.43</text:p>
          </table:table-cell>
          <table:table-cell table:formula="of:=[.D75]*[.F75]" office:value-type="float" office:value="11.43" calcext:value-type="float">
            <text:p>11.4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umari 1996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Malays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2.47" calcext:value-type="float">
            <text:p>22.4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6]*[.F76]" office:value-type="float" office:value="22.47" calcext:value-type="float">
            <text:p>22.47</text:p>
          </table:table-cell>
          <table:table-cell table:formula="of:=[.D76]*[.F76]" office:value-type="float" office:value="22.47" calcext:value-type="float">
            <text:p>22.4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umari 1996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Malays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889.74" calcext:value-type="float">
            <text:p>889.7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7]*[.F77]" office:value-type="float" office:value="889.74" calcext:value-type="float">
            <text:p>889.74</text:p>
          </table:table-cell>
          <table:table-cell table:formula="of:=[.D77]*[.F77]" office:value-type="float" office:value="889.74" calcext:value-type="float">
            <text:p>889.7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Pinedo-Vasquez et al. 1992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Peru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003.82" calcext:value-type="float">
            <text:p>2003.8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8]*[.F78]" office:value-type="float" office:value="2003.82" calcext:value-type="float">
            <text:p>2003.82</text:p>
          </table:table-cell>
          <table:table-cell table:formula="of:=[.D78]*[.F78]" office:value-type="float" office:value="2003.82" calcext:value-type="float">
            <text:p>2003.8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homitz and Kumari 1996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Ind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844.22" calcext:value-type="float">
            <text:p>844.2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79]*[.F79]" office:value-type="float" office:value="844.22" calcext:value-type="float">
            <text:p>844.22</text:p>
          </table:table-cell>
          <table:table-cell table:formula="of:=[.D79]*[.F79]" office:value-type="float" office:value="844.22" calcext:value-type="float">
            <text:p>844.2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rutilla 1991)</text:p>
          </table:table-cell>
          <table:table-cell office:value-type="string" calcext:value-type="string">
            <text:p>service: climate regulation</text:p>
          </table:table-cell>
          <table:table-cell office:value-type="string" calcext:value-type="string">
            <text:p>country: Malays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7.38" calcext:value-type="float">
            <text:p>17.3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0]*[.F80]" office:value-type="float" office:value="17.38" calcext:value-type="float">
            <text:p>17.38</text:p>
          </table:table-cell>
          <table:table-cell table:formula="of:=[.D80]*[.F80]" office:value-type="float" office:value="17.38" calcext:value-type="float">
            <text:p>17.38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homitz and Kumari 1996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Ecuador</text:p>
          </table:table-cell>
          <table:table-cell office:value-type="string" calcext:value-type="string">
            <text:p>method: Avoided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36.97" calcext:value-type="float">
            <text:p>236.9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1]*[.F81]" office:value-type="float" office:value="236.97" calcext:value-type="float">
            <text:p>236.97</text:p>
          </table:table-cell>
          <table:table-cell table:formula="of:=[.D81]*[.F81]" office:value-type="float" office:value="236.97" calcext:value-type="float">
            <text:p>236.9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Chomitz and Kumari 1996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Philippines</text:p>
          </table:table-cell>
          <table:table-cell office:value-type="string" calcext:value-type="string">
            <text:p>method: Avoided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705.6" calcext:value-type="float">
            <text:p>1705.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2]*[.F82]" office:value-type="float" office:value="1705.6" calcext:value-type="float">
            <text:p>1705.6</text:p>
          </table:table-cell>
          <table:table-cell table:formula="of:=[.D82]*[.F82]" office:value-type="float" office:value="1705.6" calcext:value-type="float">
            <text:p>1705.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Dixon and Hodgson 1988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Philippines</text:p>
          </table:table-cell>
          <table:table-cell office:value-type="string" calcext:value-type="string">
            <text:p>method: Factor Income Production Func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35.75" calcext:value-type="float">
            <text:p>135.7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3]*[.F83]" office:value-type="float" office:value="135.75" calcext:value-type="float">
            <text:p>135.75</text:p>
          </table:table-cell>
          <table:table-cell table:formula="of:=[.D83]*[.F83]" office:value-type="float" office:value="135.75" calcext:value-type="float">
            <text:p>135.7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rutilla 1991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CostaRica</text:p>
          </table:table-cell>
          <table:table-cell office:value-type="string" calcext:value-type="string">
            <text:p>method: Travel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32.22" calcext:value-type="float">
            <text:p>232.2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4]*[.F84]" office:value-type="float" office:value="232.22" calcext:value-type="float">
            <text:p>232.22</text:p>
          </table:table-cell>
          <table:table-cell table:formula="of:=[.D84]*[.F84]" office:value-type="float" office:value="232.22" calcext:value-type="float">
            <text:p>232.2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rutilla 1991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Kenya</text:p>
          </table:table-cell>
          <table:table-cell office:value-type="string" calcext:value-type="string">
            <text:p>method: Travel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5]*[.F85]" office:value-type="float" office:value="17" calcext:value-type="float">
            <text:p>17</text:p>
          </table:table-cell>
          <table:table-cell table:formula="of:=[.D85]*[.F85]" office:value-type="float" office:value="17" calcext:value-type="float">
            <text:p>1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Naidoo and Ricketts 2006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Paraguay</text:p>
          </table:table-cell>
          <table:table-cell office:value-type="string" calcext:value-type="string">
            <text:p>method: Restoration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6]*[.F86]" office:value-type="float" office:value="46" calcext:value-type="float">
            <text:p>46</text:p>
          </table:table-cell>
          <table:table-cell table:formula="of:=[.D86]*[.F86]" office:value-type="float" office:value="46" calcext:value-type="float">
            <text:p>4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rimes et al. 1994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Ecuador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1" calcext:value-type="float">
            <text:p>6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7]*[.F87]" office:value-type="float" office:value="61" calcext:value-type="float">
            <text:p>61</text:p>
          </table:table-cell>
          <table:table-cell table:formula="of:=[.D87]*[.F87]" office:value-type="float" office:value="61" calcext:value-type="float">
            <text:p>6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rimes et al. 1994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Ecuador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8]*[.F88]" office:value-type="float" office:value="9" calcext:value-type="float">
            <text:p>9</text:p>
          </table:table-cell>
          <table:table-cell table:formula="of:=[.D88]*[.F88]" office:value-type="float" office:value="9" calcext:value-type="float">
            <text:p>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Grimes et al. 1994)</text:p>
          </table:table-cell>
          <table:table-cell office:value-type="string" calcext:value-type="string">
            <text:p>service: genetic resources</text:p>
          </table:table-cell>
          <table:table-cell office:value-type="string" calcext:value-type="string">
            <text:p>country: Ecuador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89]*[.F89]" office:value-type="float" office:value="12" calcext:value-type="float">
            <text:p>12</text:p>
          </table:table-cell>
          <table:table-cell table:formula="of:=[.D89]*[.F89]" office:value-type="float" office:value="12" calcext:value-type="float">
            <text:p>1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Yaron 2001)</text:p>
          </table:table-cell>
          <table:table-cell office:value-type="string" calcext:value-type="string">
            <text:p>service: water regulation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Avoided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0]*[.F90]" office:value-type="float" office:value="6" calcext:value-type="float">
            <text:p>6</text:p>
          </table:table-cell>
          <table:table-cell table:formula="of:=[.D90]*[.F90]" office:value-type="float" office:value="6" calcext:value-type="float">
            <text:p>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Yaron 2001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1]*[.F91]" office:value-type="float" office:value="5" calcext:value-type="float">
            <text:p>5</text:p>
          </table:table-cell>
          <table:table-cell table:formula="of:=[.D91]*[.F91]" office:value-type="float" office:value="5" calcext:value-type="float">
            <text:p>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Ruitenbeek 1992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Contingent Valua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2]*[.F92]" office:value-type="float" office:value="4" calcext:value-type="float">
            <text:p>4</text:p>
          </table:table-cell>
          <table:table-cell table:formula="of:=[.D92]*[.F92]" office:value-type="float" office:value="4" calcext:value-type="float">
            <text:p>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Ruitenbeek 1992)</text:p>
          </table:table-cell>
          <table:table-cell office:value-type="string" calcext:value-type="string">
            <text:p>service: water regulation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Avoided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5.88" calcext:value-type="float">
            <text:p>55.8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3]*[.F93]" office:value-type="float" office:value="55.88" calcext:value-type="float">
            <text:p>55.88</text:p>
          </table:table-cell>
          <table:table-cell table:formula="of:=[.D93]*[.F93]" office:value-type="float" office:value="55.88" calcext:value-type="float">
            <text:p>55.88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Priess et al. 2007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4]*[.F94]" office:value-type="float" office:value="4" calcext:value-type="float">
            <text:p>4</text:p>
          </table:table-cell>
          <table:table-cell table:formula="of:=[.D94]*[.F94]" office:value-type="float" office:value="4" calcext:value-type="float">
            <text:p>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ramer et al. 1995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Madagascar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5]*[.F95]" office:value-type="float" office:value="1" calcext:value-type="float">
            <text:p>1</text:p>
          </table:table-cell>
          <table:table-cell table:formula="of:=[.D95]*[.F95]" office:value-type="float" office:value="1" calcext:value-type="float">
            <text:p>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Kramer et al. 1995)</text:p>
          </table:table-cell>
          <table:table-cell office:value-type="string" calcext:value-type="string">
            <text:p>service: water regulation</text:p>
          </table:table-cell>
          <table:table-cell office:value-type="string" calcext:value-type="string">
            <text:p>country: Madagascar</text:p>
          </table:table-cell>
          <table:table-cell office:value-type="string" calcext:value-type="string">
            <text:p>method: Direct market pricing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6]*[.F96]" office:value-type="float" office:value="55" calcext:value-type="float">
            <text:p>55</text:p>
          </table:table-cell>
          <table:table-cell table:formula="of:=[.D96]*[.F96]" office:value-type="float" office:value="55" calcext:value-type="float">
            <text:p>5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Tobias and Mendelsohn 1991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CostaRica</text:p>
          </table:table-cell>
          <table:table-cell office:value-type="string" calcext:value-type="string">
            <text:p>method: Contingent Valuation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3" office:value-type="float" office:value="69.02" calcext:value-type="float">
            <text:p>69.0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7]*[.F97]" office:value-type="float" office:value="69.02" calcext:value-type="float">
            <text:p>69.02</text:p>
          </table:table-cell>
          <table:table-cell table:formula="of:=[.D97]*[.F97]" office:value-type="float" office:value="69.02" calcext:value-type="float">
            <text:p>69.0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 - (Shultz et al. 1998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CostaRica</text:p>
          </table:table-cell>
          <table:table-cell office:value-type="string" calcext:value-type="string">
            <text:p>method: Travel Cost</text:p>
          </table:table-cell>
          <table:table-cell office:value-type="string" calcext:value-type="string">
            <text:p>Studies from TEEB dataset, and queried for ecosystem service values in tropical forests - TEEB database found here: http://www.fsd.nl/esp/80763/5/0/50</text:p>
          </table:table-cell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8]*[.F98]" office:value-type="float" office:value="4" calcext:value-type="float">
            <text:p>4</text:p>
          </table:table-cell>
          <table:table-cell table:formula="of:=[.D98]*[.F98]" office:value-type="float" office:value="4" calcext:value-type="float">
            <text:p>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Ruitenbeek 1992)</text:p>
          </table:table-cell>
          <table:table-cell office:value-type="string" calcext:value-type="string">
            <text:p>service: water regulation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.7" calcext:value-type="float">
            <text:p>3.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99]*[.F99]" office:value-type="float" office:value="3.7" calcext:value-type="float">
            <text:p>3.7</text:p>
          </table:table-cell>
          <table:table-cell table:formula="of:=[.D99]*[.F99]" office:value-type="float" office:value="3.7" calcext:value-type="float">
            <text:p>3.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disturbance regulation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0.3" calcext:value-type="float">
            <text:p>30.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0]*[.F100]" office:value-type="float" office:value="30.3" calcext:value-type="float">
            <text:p>30.3</text:p>
          </table:table-cell>
          <table:table-cell table:formula="of:=[.D100]*[.F100]" office:value-type="float" office:value="30.3" calcext:value-type="float">
            <text:p>30.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water regulation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0.6" calcext:value-type="float">
            <text:p>40.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1]*[.F101]" office:value-type="float" office:value="40.6" calcext:value-type="float">
            <text:p>40.6</text:p>
          </table:table-cell>
          <table:table-cell table:formula="of:=[.D101]*[.F101]" office:value-type="float" office:value="40.6" calcext:value-type="float">
            <text:p>40.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water regulation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0.4" calcext:value-type="float">
            <text:p>0.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2]*[.F102]" office:value-type="float" office:value="0.4" calcext:value-type="float">
            <text:p>0.4</text:p>
          </table:table-cell>
          <table:table-cell table:formula="of:=[.D102]*[.F102]" office:value-type="float" office:value="0.4" calcext:value-type="float">
            <text:p>0.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water regulation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.3" calcext:value-type="float">
            <text:p>4.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3]*[.F103]" office:value-type="float" office:value="4.3" calcext:value-type="float">
            <text:p>4.3</text:p>
          </table:table-cell>
          <table:table-cell table:formula="of:=[.D103]*[.F103]" office:value-type="float" office:value="4.3" calcext:value-type="float">
            <text:p>4.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water supply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41.2" calcext:value-type="float">
            <text:p>241.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4]*[.F104]" office:value-type="float" office:value="241.2" calcext:value-type="float">
            <text:p>241.2</text:p>
          </table:table-cell>
          <table:table-cell table:formula="of:=[.D104]*[.F104]" office:value-type="float" office:value="241.2" calcext:value-type="float">
            <text:p>241.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Yaron 1999)</text:p>
          </table:table-cell>
          <table:table-cell office:value-type="string" calcext:value-type="string">
            <text:p>service: climate regulation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.3" calcext:value-type="float">
            <text:p>3.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5]*[.F105]" office:value-type="float" office:value="3.3" calcext:value-type="float">
            <text:p>3.3</text:p>
          </table:table-cell>
          <table:table-cell table:formula="of:=[.D105]*[.F105]" office:value-type="float" office:value="3.3" calcext:value-type="float">
            <text:p>3.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Yaron 1999)</text:p>
          </table:table-cell>
          <table:table-cell office:value-type="string" calcext:value-type="string">
            <text:p>service: soil retention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6]*[.F106]" office:value-type="float" office:value="12" calcext:value-type="float">
            <text:p>12</text:p>
          </table:table-cell>
          <table:table-cell table:formula="of:=[.D106]*[.F106]" office:value-type="float" office:value="12" calcext:value-type="float">
            <text:p>1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Yaron 2001)</text:p>
          </table:table-cell>
          <table:table-cell office:value-type="string" calcext:value-type="string">
            <text:p>service: water regulation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51.7" calcext:value-type="float">
            <text:p>251.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7]*[.F107]" office:value-type="float" office:value="251.7" calcext:value-type="float">
            <text:p>251.7</text:p>
          </table:table-cell>
          <table:table-cell table:formula="of:=[.D107]*[.F107]" office:value-type="float" office:value="251.7" calcext:value-type="float">
            <text:p>251.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Carson et al. 2011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Malaysia</text:p>
          </table:table-cell>
          <table:table-cell office:value-type="string" calcext:value-type="string">
            <text:p>method: choice experimen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89.9" calcext:value-type="float">
            <text:p>189.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8]*[.F108]" office:value-type="float" office:value="189.9" calcext:value-type="float">
            <text:p>189.9</text:p>
          </table:table-cell>
          <table:table-cell table:formula="of:=[.D108]*[.F108]" office:value-type="float" office:value="189.9" calcext:value-type="float">
            <text:p>189.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Carson et al. 2011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Malaysia</text:p>
          </table:table-cell>
          <table:table-cell office:value-type="string" calcext:value-type="string">
            <text:p>method: choice experimen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47.7" calcext:value-type="float">
            <text:p>447.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09]*[.F109]" office:value-type="float" office:value="447.7" calcext:value-type="float">
            <text:p>447.7</text:p>
          </table:table-cell>
          <table:table-cell table:formula="of:=[.D109]*[.F109]" office:value-type="float" office:value="447.7" calcext:value-type="float">
            <text:p>447.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Bush et al. 2011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Uganda</text:p>
          </table:table-cell>
          <table:table-cell office:value-type="string" calcext:value-type="string">
            <text:p>method: Contingent Valuation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0]*[.F110]" office:value-type="float" office:value="5" calcext:value-type="float">
            <text:p>5</text:p>
          </table:table-cell>
          <table:table-cell table:formula="of:=[.D110]*[.F110]" office:value-type="float" office:value="5" calcext:value-type="float">
            <text:p>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Ruitenbeek 1992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1]*[.F111]" office:value-type="float" office:value="2.3" calcext:value-type="float">
            <text:p>2.3</text:p>
          </table:table-cell>
          <table:table-cell table:formula="of:=[.D111]*[.F111]" office:value-type="float" office:value="2.3" calcext:value-type="float">
            <text:p>2.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2]*[.F112]" office:value-type="float" office:value="3.5" calcext:value-type="float">
            <text:p>3.5</text:p>
          </table:table-cell>
          <table:table-cell table:formula="of:=[.D112]*[.F112]" office:value-type="float" office:value="3.5" calcext:value-type="float">
            <text:p>3.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Yaron 1999)</text:p>
          </table:table-cell>
          <table:table-cell office:value-type="string" calcext:value-type="string">
            <text:p>service: existance value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Contingent Valuation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3]*[.F113]" office:value-type="float" office:value="79" calcext:value-type="float">
            <text:p>79</text:p>
          </table:table-cell>
          <table:table-cell table:formula="of:=[.D113]*[.F113]" office:value-type="float" office:value="79" calcext:value-type="float">
            <text:p>7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Anderson and Ioris 1992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Brazil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4]*[.F114]" office:value-type="float" office:value="59" calcext:value-type="float">
            <text:p>59</text:p>
          </table:table-cell>
          <table:table-cell table:formula="of:=[.D114]*[.F114]" office:value-type="float" office:value="59" calcext:value-type="float">
            <text:p>5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Anderson and Ioris 1992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Brazil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14.5" calcext:value-type="float">
            <text:p>114.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5]*[.F115]" office:value-type="float" office:value="114.5" calcext:value-type="float">
            <text:p>114.5</text:p>
          </table:table-cell>
          <table:table-cell table:formula="of:=[.D115]*[.F115]" office:value-type="float" office:value="114.5" calcext:value-type="float">
            <text:p>114.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Balick and Mendelsohn 1992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Belize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86.4" calcext:value-type="float">
            <text:p>86.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6]*[.F116]" office:value-type="float" office:value="86.4" calcext:value-type="float">
            <text:p>86.4</text:p>
          </table:table-cell>
          <table:table-cell table:formula="of:=[.D116]*[.F116]" office:value-type="float" office:value="86.4" calcext:value-type="float">
            <text:p>86.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Barreto et al. 1998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Brazil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7]*[.F117]" office:value-type="float" office:value="115" calcext:value-type="float">
            <text:p>115</text:p>
          </table:table-cell>
          <table:table-cell table:formula="of:=[.D117]*[.F117]" office:value-type="float" office:value="115" calcext:value-type="float">
            <text:p>11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Batagoda 1997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SriLanka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8]*[.F118]" office:value-type="float" office:value="70" calcext:value-type="float">
            <text:p>70</text:p>
          </table:table-cell>
          <table:table-cell table:formula="of:=[.D118]*[.F118]" office:value-type="float" office:value="70" calcext:value-type="float">
            <text:p>70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Fearnside 1997)</text:p>
          </table:table-cell>
          <table:table-cell office:value-type="string" calcext:value-type="string">
            <text:p>service: climate regulation</text:p>
          </table:table-cell>
          <table:table-cell office:value-type="string" calcext:value-type="string">
            <text:p>country: Brazil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19]*[.F119]" office:value-type="float" office:value="3.4" calcext:value-type="float">
            <text:p>3.4</text:p>
          </table:table-cell>
          <table:table-cell table:formula="of:=[.D119]*[.F119]" office:value-type="float" office:value="3.4" calcext:value-type="float">
            <text:p>3.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Godoy and Feaw 1989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0]*[.F120]" office:value-type="float" office:value="46" calcext:value-type="float">
            <text:p>46</text:p>
          </table:table-cell>
          <table:table-cell table:formula="of:=[.D120]*[.F120]" office:value-type="float" office:value="46" calcext:value-type="float">
            <text:p>4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Grimes et al. 1994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Ecuador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1" calcext:value-type="float">
            <text:p>6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1]*[.F121]" office:value-type="float" office:value="61" calcext:value-type="float">
            <text:p>61</text:p>
          </table:table-cell>
          <table:table-cell table:formula="of:=[.D121]*[.F121]" office:value-type="float" office:value="61" calcext:value-type="float">
            <text:p>6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Grimes et al. 1994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Ecuador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2]*[.F122]" office:value-type="float" office:value="9" calcext:value-type="float">
            <text:p>9</text:p>
          </table:table-cell>
          <table:table-cell table:formula="of:=[.D122]*[.F122]" office:value-type="float" office:value="9" calcext:value-type="float">
            <text:p>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Grimes et al. 1994)</text:p>
          </table:table-cell>
          <table:table-cell office:value-type="string" calcext:value-type="string">
            <text:p>service: genetic resources</text:p>
          </table:table-cell>
          <table:table-cell office:value-type="string" calcext:value-type="string">
            <text:p>country: Ecuador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3]*[.F123]" office:value-type="float" office:value="13" calcext:value-type="float">
            <text:p>13</text:p>
          </table:table-cell>
          <table:table-cell table:formula="of:=[.D123]*[.F123]" office:value-type="float" office:value="13" calcext:value-type="float">
            <text:p>13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Gunatilleke et al. 1993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SriLanka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4]*[.F124]" office:value-type="float" office:value="74" calcext:value-type="float">
            <text:p>74</text:p>
          </table:table-cell>
          <table:table-cell table:formula="of:=[.D124]*[.F124]" office:value-type="float" office:value="74" calcext:value-type="float">
            <text:p>7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Houghton and Mendelsohn 1996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Nepal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56.6" calcext:value-type="float">
            <text:p>156.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5]*[.F125]" office:value-type="float" office:value="156.6" calcext:value-type="float">
            <text:p>156.6</text:p>
          </table:table-cell>
          <table:table-cell table:formula="of:=[.D125]*[.F125]" office:value-type="float" office:value="156.6" calcext:value-type="float">
            <text:p>156.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Howard and Valerio 1996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CostaRica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96.2" calcext:value-type="float">
            <text:p>96.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6]*[.F126]" office:value-type="float" office:value="96.2" calcext:value-type="float">
            <text:p>96.2</text:p>
          </table:table-cell>
          <table:table-cell table:formula="of:=[.D126]*[.F126]" office:value-type="float" office:value="96.2" calcext:value-type="float">
            <text:p>96.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Howard and Valerio 1996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CostaRica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4.8" calcext:value-type="float">
            <text:p>24.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7]*[.F127]" office:value-type="float" office:value="24.8" calcext:value-type="float">
            <text:p>24.8</text:p>
          </table:table-cell>
          <table:table-cell table:formula="of:=[.D127]*[.F127]" office:value-type="float" office:value="24.8" calcext:value-type="float">
            <text:p>24.8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Howard and Valerio 1996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Bolivia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8]*[.F128]" office:value-type="float" office:value="4" calcext:value-type="float">
            <text:p>4</text:p>
          </table:table-cell>
          <table:table-cell table:formula="of:=[.D128]*[.F128]" office:value-type="float" office:value="4" calcext:value-type="float">
            <text:p>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Kramer et al. 1995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Madagascar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79.2" calcext:value-type="float">
            <text:p>79.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29]*[.F129]" office:value-type="float" office:value="79.2" calcext:value-type="float">
            <text:p>79.2</text:p>
          </table:table-cell>
          <table:table-cell table:formula="of:=[.D129]*[.F129]" office:value-type="float" office:value="79.2" calcext:value-type="float">
            <text:p>79.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Laarman et al. 1995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Philippines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20.9" calcext:value-type="float">
            <text:p>120.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0]*[.F130]" office:value-type="float" office:value="120.9" calcext:value-type="float">
            <text:p>120.9</text:p>
          </table:table-cell>
          <table:table-cell table:formula="of:=[.D130]*[.F130]" office:value-type="float" office:value="120.9" calcext:value-type="float">
            <text:p>120.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Mahapatra and Tewari 2005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India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1]*[.F131]" office:value-type="float" office:value="15" calcext:value-type="float">
            <text:p>15</text:p>
          </table:table-cell>
          <table:table-cell table:formula="of:=[.D131]*[.F131]" office:value-type="float" office:value="15" calcext:value-type="float">
            <text:p>1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Melnyk and Bell 1996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Venezuela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2]*[.F132]" office:value-type="float" office:value="29" calcext:value-type="float">
            <text:p>29</text:p>
          </table:table-cell>
          <table:table-cell table:formula="of:=[.D132]*[.F132]" office:value-type="float" office:value="29" calcext:value-type="float">
            <text:p>2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Naidoo and Ricketts 2006)</text:p>
          </table:table-cell>
          <table:table-cell office:value-type="string" calcext:value-type="string">
            <text:p>service: raw materials</text:p>
          </table:table-cell>
          <table:table-cell office:value-type="string" calcext:value-type="string">
            <text:p>country: Paraguay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01" calcext:value-type="float">
            <text:p>40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3]*[.F133]" office:value-type="float" office:value="401" calcext:value-type="float">
            <text:p>401</text:p>
          </table:table-cell>
          <table:table-cell table:formula="of:=[.D133]*[.F133]" office:value-type="float" office:value="401" calcext:value-type="float">
            <text:p>40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Naidoo and Ricketts 2006)</text:p>
          </table:table-cell>
          <table:table-cell office:value-type="string" calcext:value-type="string">
            <text:p>service: climate regulation</text:p>
          </table:table-cell>
          <table:table-cell office:value-type="string" calcext:value-type="string">
            <text:p>country: Paraguay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4]*[.F134]" office:value-type="float" office:value="400" calcext:value-type="float">
            <text:p>400</text:p>
          </table:table-cell>
          <table:table-cell table:formula="of:=[.D134]*[.F134]" office:value-type="float" office:value="400" calcext:value-type="float">
            <text:p>400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Peters et al. 1989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Peru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5]*[.F135]" office:value-type="float" office:value="22" calcext:value-type="float">
            <text:p>22</text:p>
          </table:table-cell>
          <table:table-cell table:formula="of:=[.D135]*[.F135]" office:value-type="float" office:value="22" calcext:value-type="float">
            <text:p>22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Peters et al. 1989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Peru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0.7" calcext:value-type="float">
            <text:p>60.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6]*[.F136]" office:value-type="float" office:value="60.7" calcext:value-type="float">
            <text:p>60.7</text:p>
          </table:table-cell>
          <table:table-cell table:formula="of:=[.D136]*[.F136]" office:value-type="float" office:value="60.7" calcext:value-type="float">
            <text:p>60.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Peters et al. 1989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Peru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55.9" calcext:value-type="float">
            <text:p>55.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7]*[.F137]" office:value-type="float" office:value="55.9" calcext:value-type="float">
            <text:p>55.9</text:p>
          </table:table-cell>
          <table:table-cell table:formula="of:=[.D137]*[.F137]" office:value-type="float" office:value="55.9" calcext:value-type="float">
            <text:p>55.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Priess et al. 2007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9.8" calcext:value-type="float">
            <text:p>19.8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8]*[.F138]" office:value-type="float" office:value="19.8" calcext:value-type="float">
            <text:p>19.8</text:p>
          </table:table-cell>
          <table:table-cell table:formula="of:=[.D138]*[.F138]" office:value-type="float" office:value="19.8" calcext:value-type="float">
            <text:p>19.8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climate regulation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5.1" calcext:value-type="float">
            <text:p>65.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39]*[.F139]" office:value-type="float" office:value="65.1" calcext:value-type="float">
            <text:p>65.1</text:p>
          </table:table-cell>
          <table:table-cell table:formula="of:=[.D139]*[.F139]" office:value-type="float" office:value="65.1" calcext:value-type="float">
            <text:p>65.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0]*[.F140]" office:value-type="float" office:value="6.4" calcext:value-type="float">
            <text:p>6.4</text:p>
          </table:table-cell>
          <table:table-cell table:formula="of:=[.D140]*[.F140]" office:value-type="float" office:value="6.4" calcext:value-type="float">
            <text:p>6.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9.5" calcext:value-type="float">
            <text:p>9.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1]*[.F141]" office:value-type="float" office:value="9.5" calcext:value-type="float">
            <text:p>9.5</text:p>
          </table:table-cell>
          <table:table-cell table:formula="of:=[.D141]*[.F141]" office:value-type="float" office:value="9.5" calcext:value-type="float">
            <text:p>9.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genetic resources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2]*[.F142]" office:value-type="float" office:value="0" calcext:value-type="float">
            <text:p>0</text:p>
          </table:table-cell>
          <table:table-cell table:formula="of:=[.D142]*[.F142]" office:value-type="float" office:value="0" calcext:value-type="float">
            <text:p>0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van Beukering et al. 2009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Indonesia</text:p>
          </table:table-cell>
          <table:table-cell office:value-type="string" calcext:value-type="string">
            <text:p>method: Avoided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36.4" calcext:value-type="float">
            <text:p>36.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3]*[.F143]" office:value-type="float" office:value="36.4" calcext:value-type="float">
            <text:p>36.4</text:p>
          </table:table-cell>
          <table:table-cell table:formula="of:=[.D143]*[.F143]" office:value-type="float" office:value="36.4" calcext:value-type="float">
            <text:p>36.4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Yaron 1999)</text:p>
          </table:table-cell>
          <table:table-cell office:value-type="string" calcext:value-type="string">
            <text:p>service: timber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4]*[.F144]" office:value-type="float" office:value="6" calcext:value-type="float">
            <text:p>6</text:p>
          </table:table-cell>
          <table:table-cell table:formula="of:=[.D144]*[.F144]" office:value-type="float" office:value="6" calcext:value-type="float">
            <text:p>6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Yaron 2001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Cameroon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5]*[.F145]" office:value-type="float" office:value="1" calcext:value-type="float">
            <text:p>1</text:p>
          </table:table-cell>
          <table:table-cell table:formula="of:=[.D145]*[.F145]" office:value-type="float" office:value="1" calcext:value-type="float">
            <text:p>1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Kramer et al. 1995)</text:p>
          </table:table-cell>
          <table:table-cell office:value-type="string" calcext:value-type="string">
            <text:p>service: water regulation</text:p>
          </table:table-cell>
          <table:table-cell office:value-type="string" calcext:value-type="string">
            <text:p>country: Madagascar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6]*[.F146]" office:value-type="float" office:value="1.5" calcext:value-type="float">
            <text:p>1.5</text:p>
          </table:table-cell>
          <table:table-cell table:formula="of:=[.D146]*[.F146]" office:value-type="float" office:value="1.5" calcext:value-type="float">
            <text:p>1.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Saragih 2011)</text:p>
          </table:table-cell>
          <table:table-cell office:value-type="string" calcext:value-type="string">
            <text:p>service: NTFPs</text:p>
          </table:table-cell>
          <table:table-cell office:value-type="string" calcext:value-type="string">
            <text:p>country: Malaysia</text:p>
          </table:table-cell>
          <table:table-cell office:value-type="string" calcext:value-type="string">
            <text:p>method: productivity method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6.9" calcext:value-type="float">
            <text:p>16.9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7]*[.F147]" office:value-type="float" office:value="16.9" calcext:value-type="float">
            <text:p>16.9</text:p>
          </table:table-cell>
          <table:table-cell table:formula="of:=[.D147]*[.F147]" office:value-type="float" office:value="16.9" calcext:value-type="float">
            <text:p>16.9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Golden et al. 2012)</text:p>
          </table:table-cell>
          <table:table-cell office:value-type="string" calcext:value-type="string">
            <text:p>service: genetic resources</text:p>
          </table:table-cell>
          <table:table-cell office:value-type="string" calcext:value-type="string">
            <text:p>country: Madagascar</text:p>
          </table:table-cell>
          <table:table-cell office:value-type="string" calcext:value-type="string">
            <text:p>method: replacement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8]*[.F148]" office:value-type="float" office:value="17" calcext:value-type="float">
            <text:p>17</text:p>
          </table:table-cell>
          <table:table-cell table:formula="of:=[.D148]*[.F148]" office:value-type="float" office:value="17" calcext:value-type="float">
            <text:p>17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Naidoo and Ricketts 2006)</text:p>
          </table:table-cell>
          <table:table-cell office:value-type="string" calcext:value-type="string">
            <text:p>service: food</text:p>
          </table:table-cell>
          <table:table-cell office:value-type="string" calcext:value-type="string">
            <text:p>country: Paraguay</text:p>
          </table:table-cell>
          <table:table-cell office:value-type="string" calcext:value-type="string">
            <text:p>method: Direct market pricing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arrasco et al 2014</text:p>
          </table:table-cell>
          <table:table-cell office:value-type="string" calcext:value-type="string">
            <text:p>Carrasco et al 2014; Economic valuation of ecosystem services fails to capture biodiversity value of tropical forests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formula="of:=[.C149]*[.F149]" office:value-type="float" office:value="55" calcext:value-type="float">
            <text:p>55</text:p>
          </table:table-cell>
          <table:table-cell table:formula="of:=[.D149]*[.F149]" office:value-type="float" office:value="55" calcext:value-type="float">
            <text:p>55</text:p>
          </table:table-cell>
          <table:table-cell office:value-type="string" calcext:value-type="string">
            <text:p>Unit - $I / ha yr</text:p>
          </table:table-cell>
          <table:table-cell office:value-type="string" calcext:value-type="string">
            <text:p>source: (Tobias and Mendelsohn 1991)</text:p>
          </table:table-cell>
          <table:table-cell office:value-type="string" calcext:value-type="string">
            <text:p>service: recreation</text:p>
          </table:table-cell>
          <table:table-cell office:value-type="string" calcext:value-type="string">
            <text:p>country: Costa Rica</text:p>
          </table:table-cell>
          <table:table-cell office:value-type="string" calcext:value-type="string">
            <text:p>method: Travel Cost</text:p>
          </table:table-cell>
          <table:table-cell/>
          <table:table-cell office:value-type="string" calcext:value-type="string">
            <text:p>http://www.sciencedirect.com/science/article/pii/S000632071400295X</text:p>
          </table:table-cell>
          <table:table-cell table:number-columns-repeated="1009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" svg:font-family="Couri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Marty</meta:initial-creator>
    <dc:creator>Rob Marty</dc:creator>
    <meta:creation-date>2015-11-09T17:33:21</meta:creation-date>
    <dc:date>2015-11-09T19:52:01</dc:date>
    <meta:generator>LibreOffice/4.2.8.2$Linux_x86 LibreOffice_project/420m0$Build-2</meta:generator>
    <meta:document-statistic meta:table-count="1" meta:cell-count="21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